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Agrupamento 1 – Grupo 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Reconhecimento de Voz para a plataforma EPOS </text:span><text:span text:style-name="T1">Mote III</text:span></text:p>
          </draw:text-box>
        </draw:frame>
        <draw:frame draw:style-name="gr1" draw:text-style-name="P2" draw:layer="layout" svg:width="23.8cm" svg:height="1.673cm" svg:x="2.2cm" svg:y="17.4cm">
          <draw:text-box>
            <text:p><text:span text:style-name="T2">Luca Fachini Campelli – 13200659</text:span></text:p>
            <text:p><text:span text:style-name="T2">Rodrigo Brandão Bonacossa - 1320297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Requisit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F01: Desenvolver um componente do SO que receba áudio de uma fonte analógica e extraia informações sobre a amplitude em cada faixa de frequência audível</text:p>
              </text:list-item>
              <text:list-item>
                <text:p/>
              </text:list-item>
              <text:list-item>
                <text:p>RF02: Com base no processamento do áudio (domínio da frequência), descobrir se há algum som ambiente (além do ruído de fundo) ou não</text:p>
              </text:list-item>
              <text:list-item>
                <text:p/>
              </text:list-item>
              <text:list-item>
                <text:p>RF03: Com base no processamento do áudio (domínio da frequência), descobrir se o som ambiente corresponde à voz humana</text:p>
              </text:list-item>
              <text:list-item>
                <text:p/>
              </text:list-item>
              <text:list-item>
                <text:p>RF04: Se houve voz humana sendo emitida por cerca de 3~4 segundos e depois parou por pelo menos 1 segundo, identificar isso como um possível comando de voz e enviar o mínimo de informação possível pela rede sem fio que permita a posterior identificação das palavras ditas</text:p>
              </text:list-item>
              <text:list-item>
                <text:p/>
              </text:list-item>
              <text:list-item>
                <text:p>RF05. Receber uma mensagem pela rede sem fio e, se for um comando reconhecido, executá-lo</text:p>
              </text:list-item>
              <text:list-item>
                <text:p/>
              </text:list-item>
              <text:list-item>
                <text:p>RNF01. O sistema deve executar sobre a plataforma EposMotes III (desenvolvimento e testes podem ser feitos inicialmente sobre Epos para PC)</text:p>
              </text:list-item>
              <text:list-item>
                <text:p/>
              </text:list-item>
              <text:list-item>
                <text:p>RNF02. A banda utilizada para transmissão do áudio processado deve ser míni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du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 Componente grava do microfone, e envia para o hub (EPOSMote base) que envia para o aplicativo do computador, que reconhece o comando que envia de volta para o hub que transmite para o Componente agi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blemas Maio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crofone e áudio</text:p>
              </text:list-item>
              <text:list-item>
                <text:p>Transformada de fourier</text:p>
              </text:list-item>
              <text:list-item>
                <text:p>Memória ← 3 requisitos dependiam de armazenar 3 segundos de áudio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blemas Meno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strição do Aplicativo de Reconhecimento de áudio quanto ao formato de gravação e língua</text:p>
              </text:list-item>
              <text:list-item>
                <text:p>Restrição do EPOSMote quanto a amostragem</text:p>
              </text:list-item>
              <text:list-item>
                <text:p>Restrição com Threads e Temporiza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 que o componente faz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ssível adicionar funções e comandos customizados para cada tipo de aplicação ou objeto inteligente.</text:p>
              </text:list-item>
              <text:list-item>
                <text:p>Modo StandBy espera por uma alteração no ambiente antes de começar a enviar.</text:p>
              </text:list-item>
              <text:list-item>
                <text:p>Recebe as amostras, criando um arquivo .wav, que depois é analisado e reconhecido, tendo um arquivo de texto com a resposta criado que é enviado de volta ao EPOSMote obje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Demonstraçã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tas: Por questão de demonstração, o programa foi dividido em duas metades controladas pela US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gradient" draw:fill-gradient-name="Tango_20_Yellow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2:10:15.414129747</meta:creation-date>
    <dc:date>2016-12-05T13:42:32.123176981</dc:date>
    <meta:editing-duration>PT2H9M1S</meta:editing-duration>
    <meta:editing-cycles>4</meta:editing-cycles>
    <meta:generator>LibreOffice/5.1.4.2$Linux_X86_64 LibreOffice_project/10m0$Build-2</meta:generator>
    <meta:document-statistic meta:object-count="50"/>
  </office:meta>
</office:document-meta>
</file>